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330033" style:font-name="Times new roman" fo:font-size="34pt" fo:font-weight="bold" officeooo:rsid="00134bce" officeooo:paragraph-rsid="00134bce" style:font-weight-asian="bold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color="#330033" style:font-name="Times new roman" fo:font-size="34pt" fo:font-weight="bold" officeooo:rsid="00134bce" officeooo:paragraph-rsid="00134bc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330033" style:font-name="Times new roman" fo:font-size="12pt" fo:font-weight="bold" officeooo:rsid="00134bce" officeooo:paragraph-rsid="00134bc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weight="normal" officeooo:rsid="00134bce" officeooo:paragraph-rsid="00134bc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weight="normal" officeooo:rsid="0014c27e" officeooo:paragraph-rsid="0014c27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weight="normal" officeooo:rsid="0015baf5" officeooo:paragraph-rsid="0015baf5" style:font-size-asian="10.5pt" style:font-weight-asian="normal" style:font-size-complex="12pt" style:font-weight-complex="normal"/>
    </style:style>
    <style:style style:name="T1" style:family="text">
      <style:text-properties fo:color="#330033" style:font-name="Times new roman" fo:font-size="12pt" fo:font-weight="bold" officeooo:rsid="00134bce" style:font-size-asian="10.5pt" style:font-weight-asian="bold" style:font-size-complex="12pt" style:font-weight-complex="bold"/>
    </style:style>
    <style:style style:name="T2" style:family="text">
      <style:text-properties fo:color="#330033" style:font-name="Times new roman" fo:font-size="12pt" fo:font-weight="bold" officeooo:rsid="0014c27e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C</text:p>
      <text:p text:style-name="P1"/>
      <text:p text:style-name="Standard"><text:span text:style-name="T1">10. What is conditional compilation ? What is macros and explain their use ?</text:span></text:p>
      <text:p text:style-name="P3">Ans: </text:p>
      <text:p text:style-name="P4">1. Conditional compilation is the process of defining compiler directives that cause different parts of the code to be compiled, and other to be ignored.</text:p>
      <text:p text:style-name="P4">2. This technique can be used in a cross-platform development scenario to speccify parts of the code that are compiled to a particular platform.</text:p>
      <text:p text:style-name="P5">3. Six directive are available to control the conditional compilation.</text:p>
      <text:p text:style-name="P5"><text:tab/>1. #if</text:p>
      <text:p text:style-name="P5"><text:tab/>2. #ifdef</text:p>
      <text:p text:style-name="P5"><text:tab/>3. #ifndef</text:p>
      <text:p text:style-name="P5"><text:tab/>4. #else</text:p>
      <text:p text:style-name="P5"><text:tab/>5. #elif</text:p>
      <text:p text:style-name="P5"><text:tab/>6. #endif</text:p>
      <text:p text:style-name="P6">4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22:04:56.393227039</meta:creation-date>
    <dc:date>2017-08-23T23:14:27.495967460</dc:date>
    <meta:editing-duration>PT8M50S</meta:editing-duration>
    <meta:editing-cycles>1</meta:editing-cycles>
    <meta:document-statistic meta:table-count="0" meta:image-count="0" meta:object-count="0" meta:page-count="1" meta:paragraph-count="13" meta:word-count="88" meta:character-count="509" meta:non-whitespace-character-count="425"/>
    <meta:generator>LibreOffice/4.2.8.2$Linux_X86_64 LibreOffice_project/420m0$Build-2</meta:generator>
  </office:meta>
</office:document-meta>
</file>